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ChainRegistration.ResourceChainRegistration( boolean cacheResources , @ Nullable Cache 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ChainRegistration.addResolver( Resour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ChainRegistration.getResourceResolv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ChainRegistration.getResourceTransform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ChainRegistration.addTransformer( Resource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ChainRegistration.ResourceChainRegistration( boolean cacheRe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